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'Courier New', Courier, monospace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4b2"/>
    </style:style>
    <style:style style:name="P2" style:family="paragraph" style:parent-style-name="Standard">
      <style:text-properties officeooo:rsid="001cfce7" officeooo:paragraph-rsid="001cfce7"/>
    </style:style>
    <style:style style:name="P3" style:family="paragraph" style:parent-style-name="Standard">
      <style:text-properties fo:font-variant="normal" fo:text-transform="none" fo:color="#292929" style:font-name="Menlo" fo:font-size="12pt" fo:letter-spacing="normal" fo:font-style="normal" fo:font-weight="normal" officeooo:rsid="001bc4b2"/>
    </style:style>
    <style:style style:name="P4" style:family="paragraph" style:parent-style-name="Preformatted_20_Text">
      <style:text-properties fo:font-variant="normal" fo:text-transform="none" fo:color="#ffffff" style:font-name="monospace" fo:font-size="12.75pt" fo:letter-spacing="normal" fo:font-style="normal" fo:font-weight="normal" officeooo:rsid="001bc4b2"/>
    </style:style>
    <style:style style:name="P5" style:family="paragraph" style:parent-style-name="Preformatted_20_Text">
      <loext:graphic-properties draw:fill="solid" draw:fill-color="#212529" draw:opacity="100%"/>
      <style:paragraph-properties fo:margin-top="0.3126in" fo:margin-bottom="0.3126in" loext:contextual-spacing="false" fo:line-height="162%" fo:orphans="2" fo:widows="2" fo:background-color="#212529" fo:padding-left="0.1874in" fo:padding-right="0in" fo:padding-top="0.1043in" fo:padding-bottom="0.1043in" fo:border-left="7.51pt solid #f2f0f0" fo:border-right="none" fo:border-top="7.51pt solid #f2f0f0" fo:border-bottom="7.51pt solid #f2f0f0"/>
      <style:text-properties fo:font-variant="normal" fo:text-transform="none" fo:color="#ffffff" style:font-name="monospace" fo:font-size="12.75pt" fo:letter-spacing="normal" fo:font-style="normal" fo:font-weight="normal"/>
    </style:style>
    <style:style style:name="P6" style:family="paragraph" style:parent-style-name="Standard">
      <style:text-properties fo:font-variant="normal" fo:text-transform="none" fo:color="#292929" style:font-name="Menlo" fo:font-size="12pt" fo:letter-spacing="normal" fo:font-style="normal" fo:font-weight="normal" officeooo:rsid="001bc4b2"/>
    </style:style>
    <style:style style:name="T1" style:family="text">
      <style:text-properties officeooo:rsid="001d43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ip3 install Flask</text:p>
      <text:p text:style-name="P1">Pip3 install mongoengine flask-mongoengine dnspython</text:p>
      <text:p text:style-name="P3">pip<text:span text:style-name="T1">3</text:span> install flask-restful</text:p>
      <text:p text:style-name="P3"/>
      <text:p text:style-name="P3"/>
      <text:p text:style-name="P4">$ sudo apt update</text:p>
      <text:p text:style-name="P5">$ sudo apt install snapd</text:p>
      <text:p text:style-name="P5">$ sudo snap install postman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'Courier New', Courier, monospace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2T19:21:25.536067205</meta:creation-date>
    <dc:date>2022-02-13T01:40:16.676798607</dc:date>
    <meta:editing-duration>PT4H24M5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6" meta:word-count="25" meta:character-count="164" meta:non-whitespace-character-count="145"/>
  </office:meta>
</office:document-meta>
</file>